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 style:may-break-between-rows="true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4.8021in"/>
    </style:style>
    <style:style style:name="Table1.1" style:family="table-row">
      <style:table-row-properties style:min-row-height="0.3229in" fo:keep-together="always"/>
    </style:style>
    <style:style style:name="Table1.A1" style:family="table-cell">
      <style:table-cell-properties fo:background-color="#ffb51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b515" fo:padding="0.0382in" fo:border="0.05pt solid #000000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236in" fo:keep-together="always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4" style:family="table-row">
      <style:table-row-properties style:min-row-height="0.2722in" fo:keep-together="always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fo:keep-together="always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fo:keep-together="always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7257in" table:align="margins" style:may-break-between-rows="false"/>
    </style:style>
    <style:style style:name="Table3.A" style:family="table-column">
      <style:table-column-properties style:column-width="4.7257in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P3" style:family="paragraph" style:parent-style-name="Title">
      <style:text-properties officeooo:paragraph-rsid="00318d68"/>
    </style:style>
    <style:style style:name="P4" style:family="paragraph" style:parent-style-name="Standard">
      <style:text-properties fo:font-size="9pt" officeooo:paragraph-rsid="002e0e58" style:font-size-asian="9pt" style:font-size-complex="9pt"/>
    </style:style>
    <style:style style:name="P5" style:family="paragraph" style:parent-style-name="Standard">
      <style:text-properties fo:font-size="9pt" officeooo:paragraph-rsid="0035c126" style:font-size-asian="9pt" style:font-size-complex="9pt"/>
    </style:style>
    <style:style style:name="P6" style:family="paragraph" style:parent-style-name="Standard">
      <style:text-properties fo:font-size="9pt" officeooo:paragraph-rsid="0039f8dc" style:font-size-asian="9pt" style:font-size-complex="9pt"/>
    </style:style>
    <style:style style:name="P7" style:family="paragraph" style:parent-style-name="Standard">
      <style:text-properties officeooo:paragraph-rsid="002e0e58"/>
    </style:style>
    <style:style style:name="P8" style:family="paragraph" style:parent-style-name="Standard">
      <style:text-properties style:font-name="Courier 10 Pitch" fo:font-size="9pt" fo:font-weight="bold" officeooo:paragraph-rsid="001f38e1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urier 10 Pitch" fo:font-size="9pt" fo:font-weight="bold" officeooo:paragraph-rsid="001486c7" style:font-size-asian="9pt" style:font-weight-asian="bold" style:font-size-complex="9pt" style:font-weight-complex="bold"/>
    </style:style>
    <style:style style:name="P10" style:family="paragraph" style:parent-style-name="Standard">
      <style:paragraph-properties fo:margin-left="0.1492in" fo:margin-right="0.0035in" fo:text-indent="0in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1" style:family="paragraph" style:parent-style-name="Heading_20_3">
      <style:paragraph-properties fo:margin-top="0in" fo:margin-bottom="0in" style:contextual-spacing="false"/>
      <style:text-properties fo:font-size="10pt" fo:font-weight="normal" officeooo:paragraph-rsid="0032e078" style:font-size-asian="10pt" style:font-weight-asian="normal" style:font-size-complex="10pt" style:font-weight-complex="normal"/>
    </style:style>
    <style:style style:name="P12" style:family="paragraph" style:parent-style-name="Heading_20_3">
      <style:paragraph-properties fo:margin-top="0in" fo:margin-bottom="0in" style:contextual-spacing="false"/>
      <style:text-properties fo:font-size="12pt" officeooo:paragraph-rsid="0039f8dc" style:font-size-asian="12pt" style:font-size-complex="12pt"/>
    </style:style>
    <style:style style:name="P13" style:family="paragraph" style:parent-style-name="Heading_20_3">
      <style:paragraph-properties fo:margin-top="0.0799in" fo:margin-bottom="0.0799in" style:contextual-spacing="false" fo:text-align="center" style:justify-single-word="false"/>
      <style:text-properties style:font-name="Liberation Sans"/>
    </style:style>
    <style:style style:name="P14" style:family="paragraph" style:parent-style-name="Heading_20_4">
      <style:paragraph-properties fo:margin-top="0in" fo:margin-bottom="0in" style:contextual-spacing="false"/>
      <style:text-properties fo:font-size="12pt" officeooo:rsid="0026fbc9" officeooo:paragraph-rsid="0026fbc9" style:font-size-asian="12pt" style:font-size-complex="12pt"/>
    </style:style>
    <style:style style:name="P15" style:family="paragraph" style:parent-style-name="Heading_20_4">
      <style:paragraph-properties fo:margin-top="0in" fo:margin-bottom="0in" style:contextual-spacing="false" fo:break-before="page"/>
      <style:text-properties fo:font-size="12pt" officeooo:rsid="0026fbc9" officeooo:paragraph-rsid="0039f8dc" style:font-size-asian="12pt" style:font-size-complex="12pt"/>
    </style:style>
    <style:style style:name="P16" style:family="paragraph" style:parent-style-name="Title">
      <style:paragraph-properties fo:margin-top="0.1701in" fo:margin-bottom="0in" style:contextual-spacing="false"/>
      <style:text-properties officeooo:paragraph-rsid="0039f8dc"/>
    </style:style>
    <style:style style:name="P17" style:family="paragraph" style:parent-style-name="Table_20_Contents">
      <style:text-properties style:font-name="Courier 10 Pitch" fo:font-size="9pt" fo:font-weight="bold" officeooo:rsid="003ae5ca" officeooo:paragraph-rsid="003a327b" style:font-size-asian="9pt" style:font-weight-asian="bold" style:font-size-complex="9pt" style:font-weight-complex="bold"/>
    </style:style>
    <style:style style:name="P18" style:family="paragraph" style:parent-style-name="Table_20_Contents"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Courier 10 Pitch" fo:font-size="9pt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paragraph-rsid="0035c126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Liberation Sans"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paragraph-rsid="001dd000" style:font-size-asian="10pt" style:font-weight-asian="normal" style:font-size-complex="10pt" style:font-weight-complex="normal"/>
    </style:style>
    <style:style style:name="P24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fo:color="#000080" style:font-name="Liberation Sans"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808080"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Table_20_Contents">
      <style:paragraph-properties fo:margin-left="0.1492in" fo:margin-right="0.0035in" fo:text-indent="0in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size="10pt" officeooo:rsid="002fa35d" officeooo:paragraph-rsid="0039f8dc" style:font-size-asian="10pt" style:font-size-complex="10pt"/>
    </style:style>
    <style:style style:name="P30" style:family="paragraph" style:parent-style-name="Heading_20_1">
      <style:paragraph-properties fo:margin-top="0in" fo:margin-bottom="0in" style:contextual-spacing="false" fo:text-align="center" style:justify-single-word="false"/>
      <style:text-properties fo:font-size="24pt" officeooo:paragraph-rsid="0026fbc9" style:font-size-asian="24pt" style:font-size-complex="24pt"/>
    </style:style>
    <style:style style:name="T1" style:family="text">
      <style:text-properties style:font-name="Courier 10 Pitch" fo:font-size="8pt" style:font-size-asian="8pt" style:font-size-complex="8pt"/>
    </style:style>
    <style:style style:name="T2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loext:char-shading-value="0" style:font-size-asian="8pt" style:font-size-complex="8pt"/>
    </style:style>
    <style:style style:name="T3" style:family="text">
      <style:text-properties fo:font-variant="normal" fo:text-transform="none" fo:color="#000000" style:font-name="Courier 10 Pitch" fo:font-size="8pt" fo:letter-spacing="normal" fo:font-style="normal" fo:font-weight="normal" officeooo:rsid="0023272e" fo:background-color="transparent" loext:char-shading-value="0" style:font-size-asian="8pt" style:font-size-complex="8pt"/>
    </style:style>
    <style:style style:name="T4" style:family="text">
      <style:text-properties fo:font-variant="normal" fo:text-transform="none" fo:color="#000000" style:font-name="Courier 10 Pitch" fo:font-size="10pt" fo:letter-spacing="normal" fo:font-style="normal" fo:font-weight="normal" officeooo:rsid="0035c126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font-name="Consolas" fo:font-size="10.5pt" fo:letter-spacing="normal" fo:font-style="normal" fo:font-weight="normal" fo:background-color="transparent" loext:char-shading-value="0"/>
    </style:style>
    <style:style style:name="T6" style:family="text">
      <style:text-properties fo:font-variant="normal" fo:text-transform="none" fo:color="#000000" style:font-name="Verdana" fo:font-size="8pt" fo:letter-spacing="normal" fo:font-style="normal" fo:font-weight="normal" fo:background-color="transparent" loext:char-shading-value="0" style:font-size-asian="8pt" style:font-size-complex="8pt"/>
    </style:style>
    <style:style style:name="T7" style:family="text">
      <style:text-properties fo:font-variant="normal" fo:text-transform="none" fo:color="#000000" style:font-name="Verdana" fo:font-size="10pt" fo:letter-spacing="normal" fo:font-style="normal" fo:font-weight="normal" officeooo:rsid="0035c126" fo:background-color="transparent" loext:char-shading-value="0" style:font-size-asian="10pt" style:font-size-complex="10pt"/>
    </style:style>
    <style:style style:name="T8" style:family="text">
      <style:text-properties officeooo:rsid="00318d68"/>
    </style:style>
    <style:style style:name="T9" style:family="text">
      <style:text-properties officeooo:rsid="00338215"/>
    </style:style>
    <style:style style:name="T10" style:family="text">
      <style:text-properties officeooo:rsid="0035c126"/>
    </style:style>
    <style:style style:name="T11" style:family="text">
      <style:text-properties officeooo:rsid="0039f8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Template for Testing Secretary</text:h>
      <text:h text:style-name="P14" text:outline-level="4"/>
      <text:p text:style-name="P3"><text:span text:style-name="T11">1. </text:span>CONTROL FLOW <text:span text:style-name="T9">&amp; VARIABLE PRINTING</text:span></text:p>
      <text:p text:style-name="P7">Let's try a classical country-capital table:</text:p>
      <text:h text:style-name="P11" text:outline-level="3">If used properly, Secretary will always respect the original format in the template.</text:h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h text:style-name="P13" text:outline-level="3">Country</text:h>
            </table:table-cell>
            <table:table-cell table:style-name="Table1.B1" office:value-type="string">
              <text:h text:style-name="P13" text:outline-level="3">Capital</text:h>
            </table:table-cell>
          </table:table-row>
        </table:table-header-rows>
        <table:table-row table:style-name="Table1.3">
          <table:table-cell table:style-name="Table1.A5" table:number-rows-spanned="3" office:value-type="string">
            <text:p text:style-name="P21"><text:span>United States</text:span></text:p>
          </table:table-cell>
          <table:table-cell table:style-name="Table1.B3" office:value-type="string">
            <text:p text:style-name="P26"><text:span>Washington</text:span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22"/>
            <text:p text:style-name="P22">OTHER IMPORTANT CITIES</text:p>
          </table:table-cell>
        </table:table-row>
        <table:table-row table:style-name="Table1.5">
          <table:covered-table-cell/>
          <table:table-cell table:style-name="Table1.B5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3"><text:span>Miami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23"><text:span>New York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23"><text:span>California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23"><text:span>Texas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23"><text:span>Atlanta</text:span></text:p>
                </table:table-cell>
              </table:table-row>
            </table:table>
            <text:p text:style-name="P24"/>
          </table:table-cell>
        </table:table-row>
        <table:table-row table:style-name="Table1.3">
          <table:table-cell table:style-name="Table1.A5" table:number-rows-spanned="3" office:value-type="string">
            <text:p text:style-name="P21"><text:span>England</text:span></text:p>
          </table:table-cell>
          <table:table-cell table:style-name="Table1.B3" office:value-type="string">
            <text:p text:style-name="P26"><text:span>London</text:span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22"/>
            <text:p text:style-name="P22">OTHER IMPORTANT CITIES</text:p>
          </table:table-cell>
        </table:table-row>
        <table:table-row table:style-name="Table1.5">
          <table:covered-table-cell/>
          <table:table-cell table:style-name="Table1.B5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3"><text:span>Gales</text:span></text:p>
                </table:table-cell>
              </table:table-row>
            </table:table>
            <text:p text:style-name="P24"/>
          </table:table-cell>
        </table:table-row>
        <table:table-row table:style-name="Table1.3">
          <table:table-cell table:style-name="Table1.A5" table:number-rows-spanned="3" office:value-type="string">
            <text:p text:style-name="P21"><text:span>Japan</text:span></text:p>
          </table:table-cell>
          <table:table-cell table:style-name="Table1.B3" office:value-type="string">
            <text:p text:style-name="P26"><text:span>Tokio</text:span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22"/>
            <text:p text:style-name="P22">OTHER IMPORTANT CITIES</text:p>
          </table:table-cell>
        </table:table-row>
        <table:table-row table:style-name="Table1.5">
          <table:covered-table-cell/>
          <table:table-cell table:style-name="Table1.B5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3"><text:span>Hiroshima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23"><text:span>Nagazaki</text:span></text:p>
                </table:table-cell>
              </table:table-row>
            </table:table>
            <text:p text:style-name="P24"/>
          </table:table-cell>
        </table:table-row>
        <table:table-row table:style-name="Table1.3">
          <table:table-cell table:style-name="Table1.A5" table:number-rows-spanned="3" office:value-type="string">
            <text:p text:style-name="P21"><text:span>Nicaragua</text:span></text:p>
          </table:table-cell>
          <table:table-cell table:style-name="Table1.B3" office:value-type="string">
            <text:p text:style-name="P26"><text:span>Managua</text:span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22"/>
            <text:p text:style-name="P22">OTHER IMPORTANT CITIES</text:p>
          </table:table-cell>
        </table:table-row>
        <table:table-row table:style-name="Table1.5">
          <table:covered-table-cell/>
          <table:table-cell table:style-name="Table1.B5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3"><text:span>Leon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23"><text:span>Granada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23"><text:span>Masaya</text:span></text:p>
                </table:table-cell>
              </table:table-row>
            </table:table>
            <text:p text:style-name="P24"/>
          </table:table-cell>
        </table:table-row>
        <table:table-row table:style-name="Table1.3">
          <table:table-cell table:style-name="Table1.A5" table:number-rows-spanned="3" office:value-type="string">
            <text:p text:style-name="P21"><text:span>Argentina</text:span></text:p>
          </table:table-cell>
          <table:table-cell table:style-name="Table1.B3" office:value-type="string">
            <text:p text:style-name="P26"><text:span>Buenos Aires</text:span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22"/>
            <text:p text:style-name="P22">OTHER IMPORTANT CITIES</text:p>
          </table:table-cell>
        </table:table-row>
        <table:table-row table:style-name="Table1.5">
          <table:covered-table-cell/>
          <table:table-cell table:style-name="Table1.B5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7">– not other cities known –</text:p>
                </table:table-cell>
              </table:table-row>
            </table:table>
            <text:p text:style-name="P24"/>
          </table:table-cell>
        </table:table-row>
        <table:table-row table:style-name="Table1.3">
          <table:table-cell table:style-name="Table1.A5" table:number-rows-spanned="3" office:value-type="string">
            <text:p text:style-name="P21"><text:span>Chile</text:span></text:p>
          </table:table-cell>
          <table:table-cell table:style-name="Table1.B3" office:value-type="string">
            <text:p text:style-name="P26"><text:span>Santiago</text:span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22"/>
            <text:p text:style-name="P22">OTHER IMPORTANT CITIES</text:p>
          </table:table-cell>
        </table:table-row>
        <table:table-row table:style-name="Table1.5">
          <table:covered-table-cell/>
          <table:table-cell table:style-name="Table1.B5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7">– not other cities known –</text:p>
                </table:table-cell>
              </table:table-row>
            </table:table>
            <text:p text:style-name="P24"/>
          </table:table-cell>
        </table:table-row>
        <table:table-row table:style-name="Table1.3">
          <table:table-cell table:style-name="Table1.A5" table:number-rows-spanned="3" office:value-type="string">
            <text:p text:style-name="P21"><text:span>Mexico</text:span></text:p>
          </table:table-cell>
          <table:table-cell table:style-name="Table1.B3" office:value-type="string">
            <text:p text:style-name="P26"><text:span>Mexico City</text:span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22"/>
            <text:p text:style-name="P22">OTHER IMPORTANT CITIES</text:p>
          </table:table-cell>
        </table:table-row>
        <table:table-row table:style-name="Table1.5">
          <table:covered-table-cell/>
          <table:table-cell table:style-name="Table1.B5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3"><text:span>Puebla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23"><text:span>Cancun</text:span></text:p>
                </table:table-cell>
              </table:table-row>
            </table:table>
            <text:p text:style-name="P24"/>
          </table:table-cell>
        </table:table-row>
        <table:table-row table:style-name="Table1.7">
          <table:table-cell table:style-name="Table1.A7" table:number-columns-spanned="2" office:value-type="string">
            <text:p text:style-name="P25">Total Countries printed <text:span>7</text:span></text:p>
          </table:table-cell>
          <table:covered-table-cell/>
        </table:table-row>
      </table:table>
      <text:p text:style-name="P4"/>
      <text:p text:style-name="P4"/>
      <text:p text:style-name="P4"><text:span text:style-name="Source_20_Text"><text:span text:style-name="T6"/></text:span></text:p>
      <text:p text:style-name="P5"><text:span text:style-name="Source_20_Text"><text:span text:style-name="T7">Control-Flow using “</text:span></text:span><text:span text:style-name="Source_20_Text"><text:span text:style-name="T4">before::</text:span></text:span><text:span text:style-name="Source_20_Text"><text:span text:style-name="T7">” and “</text:span></text:span><text:span text:style-name="Source_20_Text"><text:span text:style-name="T4">after::</text:span></text:span><text:span text:style-name="Source_20_Text"><text:span text:style-name="T7">”. </text:span></text:span></text:p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h text:style-name="P13" text:outline-level="3">Countr<text:span text:style-name="T10">ies</text:span></text:h>
          </table:table-cell>
        </table:table-row>
        <table:table-row>
          <table:table-cell table:style-name="Table2.A2" office:value-type="string">
            <text:p text:style-name="P20"><text:span>United States</text:span></text:p>
          </table:table-cell>
        </table:table-row>
        <table:table-row>
          <table:table-cell table:style-name="Table2.A2" office:value-type="string">
            <text:p text:style-name="P20"><text:span>England</text:span></text:p>
          </table:table-cell>
        </table:table-row>
        <table:table-row>
          <table:table-cell table:style-name="Table2.A2" office:value-type="string">
            <text:p text:style-name="P20"><text:span>Japan</text:span></text:p>
          </table:table-cell>
        </table:table-row>
        <table:table-row>
          <table:table-cell table:style-name="Table2.A2" office:value-type="string">
            <text:p text:style-name="P20"><text:span>Nicaragua</text:span></text:p>
          </table:table-cell>
        </table:table-row>
        <table:table-row>
          <table:table-cell table:style-name="Table2.A2" office:value-type="string">
            <text:p text:style-name="P20"><text:span>Argentina</text:span></text:p>
          </table:table-cell>
        </table:table-row>
        <table:table-row>
          <table:table-cell table:style-name="Table2.A2" office:value-type="string">
            <text:p text:style-name="P20"><text:span>Chile</text:span></text:p>
          </table:table-cell>
        </table:table-row>
        <table:table-row>
          <table:table-cell table:style-name="Table2.A2" office:value-type="string">
            <text:p text:style-name="P20"><text:span>Mexico</text:span></text:p>
          </table:table-cell>
        </table:table-row>
      </table:table>
      <text:p text:style-name="P5"/>
      <text:h text:style-name="P15" text:outline-level="4">This template <text:span text:style-name="T8">file</text:span> test <text:span text:style-name="T8">secretary's markdown filter,</text:span> flow control and variable printing</text:h>
      <text:h text:style-name="P12" text:outline-level="3"/>
      <text:p text:style-name="P16"><text:span text:style-name="T11">2. </text:span>MARKDOWN FILTER</text:p>
      <text:p text:style-name="P29">(content of README.md should be visible below)</text:p>
      <text:p text:style-name="Heading_20_1">python-odt-template</text:p>
      <text:p text:style-name="Standard"><text:a xlink:type="simple" xlink:href="https://pypi.org/project/python-odt-template"><img src="https://img.shields.io/pypi/v/python-odt-template.svg" alt="PyPI - Version"/></text:a>
<text:a xlink:type="simple" xlink:href="https://pypi.org/project/python-odt-template"><img src="https://img.shields.io/pypi/pyversions/python-odt-template.svg" alt="PyPI - Python Version"/></text:a></text:p>
      <hr/>
      <blockquote>
        <text:p text:style-name="Standard">[!IMPORTANT]
  This package currently contains minimal features and is a work-in-progress</text:p>
      </blockquote>
      <text:p text:style-name="Heading_20_2">Table of Contents</text:p>
      <text:list xml:id="list757137312993229184">
        <text:list-item>
          <text:p><text:a xlink:type="simple" xlink:href="#installation">Installation</text:a></text:p>
        </text:list-item>
        <text:list-item>
          <text:p><text:a xlink:type="simple" xlink:href="#license">License</text:a></text:p>
        </text:list-item>
        <text:list-item>
          <text:p><text:a xlink:type="simple" xlink:href="#credits">Credits</text:a></text:p>
        </text:list-item>
      </text:list>
      <text:p text:style-name="Heading_20_2">Installation</text:p>
      <text:p text:style-name="Standard"><text:span text:style-name="Preformatted_20_Text"><text:span>console<text:line-break/>pip install python-odt-template<text:line-break/></text:span></text:span></text:p>
      <text:p text:style-name="Heading_20_2">Credits</text:p>
      <text:p text:style-name="Standard">Thanks to <text:a xlink:type="simple" xlink:href="https://github.com/christopher-ramirez/secretary">secretary</text:a> for the enormous amount of integration work on Jinja2 and ODT.</text:p>
      <text:p text:style-name="Heading_20_2">License</text:p>
      <text:p text:style-name="Standard"><text:span text:style-name="Preformatted_20_Text"><text:span>python-odt-template</text:span></text:span> is distributed under the terms of the <text:a xlink:type="simple" xlink:href="https://spdx.org/licenses/MIT.html">MIT</text:a> licen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M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MT1" style:family="text">
      <style:text-properties style:font-name="Courier 10 Pitch" fo:font-size="8pt" style:font-size-asian="8pt" style:font-size-complex="8pt"/>
    </style:style>
    <style:style style:name="MT2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loext:char-shading-value="0" style:font-size-asian="8pt" style:font-size-complex="8pt"/>
    </style:style>
    <style:style style:name="MT3" style:family="text">
      <style:text-properties fo:font-variant="normal" fo:text-transform="none" fo:color="#000000" style:font-name="Courier 10 Pitch" fo:font-size="8pt" fo:letter-spacing="normal" fo:font-style="normal" fo:font-weight="normal" officeooo:rsid="0023272e" fo:background-color="transparent" loext:char-shading-value="0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his document was rendered on </text:span><text:span text:style-name="MT1"><text:span>2024-06-22 20:54:59.546096</text:span></text:span><text:span text:style-name="Source_20_Text"><text:span text:style-name="MT2"> with Secretary.</text:span></text:span></text:p>
        <text:p text:style-name="MP2"><text:span text:style-name="Source_20_Text"><text:span text:style-name="MT3"><text:span>7</text:span></text:span></text:span><text:span text:style-name="Source_20_Text"><text:span text:style-name="MT3"> countries printed.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23:41:25</meta:creation-date>
    <dc:date>2014-06-16T11:01:45.609593678</dc:date>
    <meta:editing-duration>PT9H34M24S</meta:editing-duration>
    <meta:editing-cycles>109</meta:editing-cycles>
    <meta:generator>LibreOffice/4.2.4.2$Linux_x86 LibreOffice_project/420m0$Build-2</meta:generator>
    <meta:document-statistic meta:table-count="3" meta:image-count="0" meta:object-count="0" meta:page-count="2" meta:paragraph-count="30" meta:word-count="175" meta:character-count="959" meta:non-whitespace-character-count="847"/>
  </office:meta>
</office:document-meta>
</file>